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bri1" svg:font-family="Calabri"/>
    <style:font-face style:name="Calabri2" svg:font-family="Calabri" style:font-adornments="Regular"/>
    <style:font-face style:name="Gentium1" svg:font-family="Gentium"/>
    <style:font-face style:name="Liberation Sans3" svg:font-family="'Liberation Sans', Arial" style:font-family-generic="swiss"/>
    <style:font-face style:name="Liberation Serif3" svg:font-family="'Liberation Serif', 'Times New Roman'" style:font-family-generic="swiss"/>
    <style:font-face style:name="Calabri" svg:font-family="Calabri" style:font-pitch="variable"/>
    <style:font-face style:name="Gentium" svg:font-family="Gentium" style:font-pitch="variable"/>
    <style:font-face style:name="Liberation Sans4" svg:font-family="'Liberation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8.45cm" fo:min-width="76.4cm" fo:wrap-option="wrap"/>
    </style:style>
    <style:style style:name="gr2" style:family="graphic" style:parent-style-name="standard">
      <style:graphic-properties draw:stroke="none" svg:stroke-color="#000000" draw:fill="none" draw:fill-color="#ffffff" fo:min-height="6.25cm"/>
    </style:style>
    <style:style style:name="gr3" style:family="graphic" style:parent-style-name="standard">
      <style:graphic-properties draw:stroke="none" svg:stroke-color="#000000" draw:fill="none" draw:fill-color="#ffffff" fo:min-height="3.15cm"/>
    </style:style>
    <style:style style:name="gr4" style:family="graphic" style:parent-style-name="standard">
      <style:graphic-properties draw:stroke="none" svg:stroke-color="#000000" draw:fill="none" draw:fill-color="#ffffff" fo:min-height="3.589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53.25cm" fo:min-width="39.2cm" fo:wrap-option="wrap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35.15cm" fo:min-width="39.1cm" fo:wrap-option="wrap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23.25cm" fo:min-width="35.8cm" fo:wrap-option="wrap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54.65cm" fo:min-width="35.8cm" fo:wrap-option="wrap"/>
    </style:style>
    <style:style style:name="gr9" style:family="graphic" style:parent-style-name="standard">
      <style:graphic-properties draw:stroke="none" draw:fill="none" fo:min-height="3.114cm"/>
    </style:style>
    <style:style style:name="gr10" style:family="graphic" style:parent-style-name="standard">
      <style:graphic-properties draw:stroke="none" draw:fill="none" fo:min-height="2.15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9.55cm" fo:min-width="35.834cm" fo:wrap-option="wrap"/>
    </style:style>
    <style:style style:name="gr12" style:family="graphic" style:parent-style-name="standard">
      <style:graphic-properties draw:stroke="none" draw:fill="none" fo:min-height="1.85cm"/>
    </style:style>
    <style:style style:name="gr13" style:family="graphic" style:parent-style-name="standard">
      <style:graphic-properties draw:stroke="none" draw:fill="none" fo:min-height="15.25cm"/>
    </style:style>
    <style:style style:name="gr14" style:family="graphic" style:parent-style-name="standard">
      <style:graphic-properties draw:stroke="none" draw:fill="none" fo:min-height="1.813cm"/>
    </style:style>
    <style:style style:name="gr15" style:family="graphic" style:parent-style-name="standard">
      <style:graphic-properties draw:stroke="none" draw:fill="none" fo:min-height="6.45cm"/>
    </style:style>
    <style:style style:name="gr16" style:family="graphic" style:parent-style-name="standard">
      <style:graphic-properties draw:stroke="none" draw:fill="none" fo:min-height="1.914cm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 fo:min-height="7.15cm" fo:min-width="37.5cm"/>
    </style:style>
    <style:style style:name="gr18" style:family="graphic" style:parent-style-name="standard">
      <style:graphic-properties draw:stroke="none" draw:fill="none" fo:min-height="1.814cm"/>
    </style:style>
    <style:style style:name="gr19" style:family="graphic" style:parent-style-name="standard">
      <style:graphic-properties draw:stroke="none" draw:fill="none" fo:min-height="4.65cm"/>
    </style:style>
    <style:style style:name="gr20" style:family="graphic" style:parent-style-name="standard">
      <style:graphic-properties draw:stroke="none" svg:stroke-color="#000000" draw:fill="none" draw:fill-color="#ffffff" fo:min-height="4.65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15.55cm"/>
    </style:style>
    <style:style style:name="co1" style:family="table-column">
      <style:table-column-properties style:column-width="7.138cm" style:use-optimal-column-width="false"/>
    </style:style>
    <style:style style:name="ro1" style:family="table-row">
      <style:table-row-properties style:row-height="1.286cm"/>
    </style:style>
    <style:style style:name="ro2" style:family="table-row">
      <style:table-row-properties style:row-height="2.865cm"/>
    </style:style>
    <style:style style:name="ro3" style:family="table-row">
      <style:table-row-properties style:row-height="1.515cm"/>
    </style:style>
    <style:style style:name="ro4" style:family="table-row">
      <style:table-row-properties style:row-height="1.129cm"/>
    </style:style>
    <style:style style:name="ce1" style:family="table-cell">
      <loext:graphic-properties draw:textarea-vertical-align="middle"/>
      <style:paragraph-properties fo:text-align="center"/>
      <style:text-properties fo:font-size="26pt" style:font-size-asian="26pt" style:font-size-complex="26pt"/>
    </style:style>
    <style:style style:name="ce2" style:family="table-cell">
      <style:text-properties fo:font-size="22pt" style:font-size-asian="22pt" style:font-size-complex="22pt"/>
    </style:style>
    <style:style style:name="ce3" style:family="table-cell">
      <style:text-properties style:text-position="0% 100%" fo:font-size="22pt" style:font-size-asian="22pt" style:font-size-complex="22pt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loext:graphic-properties draw:fill="none" draw:fill-color="#ffffff"/>
      <style:paragraph-properties fo:line-height="100%" fo:text-align="center"/>
      <style:text-properties style:font-name="Gentium" fo:font-size="66pt" style:font-size-asian="72pt" style:font-size-complex="72pt"/>
    </style:style>
    <style:style style:name="P4" style:family="paragraph">
      <style:paragraph-properties fo:line-height="100%" fo:text-align="start"/>
    </style:style>
    <style:style style:name="P5" style:family="paragraph">
      <loext:graphic-properties draw:fill="none" draw:fill-color="#ffffff"/>
      <style:paragraph-properties fo:line-height="100%" fo:text-align="start"/>
      <style:text-properties style:font-name="Gentium" fo:font-size="50pt" style:font-size-asian="50pt" style:font-size-complex="50pt"/>
    </style:style>
    <style:style style:name="P6" style:family="paragraph">
      <loext:graphic-properties draw:fill="none" draw:fill-color="#ffffff"/>
      <style:paragraph-properties fo:line-height="100%" fo:text-align="start"/>
      <style:text-properties style:font-name="Gentium" fo:font-size="26pt" style:font-size-asian="50pt" style:font-size-complex="50pt"/>
    </style:style>
    <style:style style:name="P7" style:family="paragraph">
      <loext:graphic-properties draw:fill="none"/>
      <style:paragraph-properties fo:line-height="100%" fo:text-align="start"/>
    </style:style>
    <style:style style:name="P8" style:family="paragraph">
      <loext:graphic-properties draw:fill="none"/>
      <style:paragraph-properties fo:line-height="100%" fo:text-align="start"/>
      <style:text-properties style:font-name="Calabri2" fo:font-size="21pt" fo:font-style="normal" fo:font-weight="normal" style:font-size-asian="21pt" style:font-size-complex="21pt"/>
    </style:style>
    <style:style style:name="P9" style:family="paragraph">
      <loext:graphic-properties draw:fill="none"/>
      <style:paragraph-properties fo:line-height="100%" fo:text-align="start"/>
      <style:text-properties style:font-name="Gentium1" fo:font-size="20pt"/>
    </style:style>
    <style:style style:name="P10" style:family="paragraph">
      <loext:graphic-properties draw:fill-color="#ffffcc"/>
      <style:paragraph-properties fo:text-align="center"/>
    </style:style>
    <style:style style:name="P11" style:family="paragraph">
      <loext:graphic-properties draw:fill="none"/>
      <style:paragraph-properties fo:line-height="100%" fo:text-align="start"/>
      <style:text-properties fo:color="#ff3333" fo:background-color="transparent"/>
    </style:style>
    <style:style style:name="P12" style:family="paragraph">
      <loext:graphic-properties draw:fill="none"/>
      <style:paragraph-properties fo:line-height="100%" fo:text-align="start"/>
      <style:text-properties style:font-name="Calabri2" fo:font-size="28pt" fo:font-style="normal" fo:font-weight="normal" style:font-size-asian="13pt" style:font-size-complex="13pt"/>
    </style:style>
    <style:style style:name="P13" style:family="paragraph">
      <loext:graphic-properties draw:fill="none" draw:fill-color="#ffffff"/>
      <style:paragraph-properties fo:line-height="100%" fo:text-align="start"/>
      <style:text-properties style:font-name="Gentium" fo:font-size="22pt" style:font-size-asian="50pt" style:font-size-complex="50pt"/>
    </style:style>
    <style:style style:name="P14" style:family="paragraph">
      <loext:graphic-properties draw:fill="none"/>
    </style:style>
    <style:style style:name="P15" style:family="paragraph">
      <style:paragraph-properties fo:text-align="center"/>
    </style:style>
    <style:style style:name="T1" style:family="text">
      <style:text-properties style:font-name="Gentium" fo:font-size="66pt" style:font-size-asian="72pt" style:font-size-complex="72pt"/>
    </style:style>
    <style:style style:name="T2" style:family="text">
      <style:text-properties style:font-name="Gentium" fo:font-size="50pt" style:font-size-asian="50pt" style:font-size-complex="50pt"/>
    </style:style>
    <style:style style:name="T3" style:family="text">
      <style:text-properties style:text-position="super 58%" style:font-name="Gentium" fo:font-size="50pt" style:font-size-asian="50pt" style:font-size-complex="50pt"/>
    </style:style>
    <style:style style:name="T4" style:family="text">
      <style:text-properties style:text-position="0% 100%" style:font-name="Gentium" fo:font-size="50pt" style:font-size-asian="50pt" style:font-size-complex="50pt"/>
    </style:style>
    <style:style style:name="T5" style:family="text">
      <style:text-properties style:font-name="Gentium" fo:font-size="26pt" style:font-size-asian="50pt" style:font-size-complex="50pt"/>
    </style:style>
    <style:style style:name="T6" style:family="text">
      <style:text-properties style:text-position="0% 100%" style:font-name="Gentium" fo:font-size="44pt" style:font-size-asian="44pt" style:font-size-complex="44pt"/>
    </style:style>
    <style:style style:name="T7" style:family="text">
      <style:text-properties style:text-position="0% 100%" style:font-name="Calabri2" fo:font-size="21pt" fo:font-style="normal" fo:font-weight="normal" style:font-size-asian="21pt" style:font-size-complex="21pt"/>
    </style:style>
    <style:style style:name="T8" style:family="text">
      <style:text-properties fo:color="#00000a" style:text-position="0% 100%" style:font-name="Gentium1" fo:font-size="20pt" fo:language="en" fo:country="AU" style:font-name-asian="FreeSans1" style:font-size-asian="44pt" style:language-asian="hi" style:country-asian="IN" style:font-size-complex="44pt"/>
    </style:style>
    <style:style style:name="T9" style:family="text">
      <style:text-properties fo:color="#00000a" style:text-position="0% 100%" style:font-name="Gentium1" fo:font-size="20pt" fo:language="en" fo:country="AU" fo:font-style="italic" style:font-name-asian="FreeSans1" style:font-size-asian="44pt" style:language-asian="hi" style:country-asian="IN" style:font-style-asian="italic" style:font-size-complex="44pt" style:font-style-complex="italic"/>
    </style:style>
    <style:style style:name="T10" style:family="text">
      <style:text-properties fo:color="#00000a" style:text-position="0% 100%" style:font-name="Gentium1" fo:font-size="20pt" fo:language="en" fo:country="AU" fo:font-style="normal" style:font-name-asian="FreeSans1" style:font-size-asian="44pt" style:language-asian="hi" style:country-asian="IN" style:font-style-asian="normal" style:font-size-complex="44pt" style:font-style-complex="normal"/>
    </style:style>
    <style:style style:name="T11" style:family="text">
      <style:text-properties fo:color="#ff3333" style:text-position="0% 100%" style:font-name="Gentium" fo:font-size="44pt" fo:background-color="transparent" style:font-size-asian="44pt" style:font-size-complex="44pt"/>
    </style:style>
    <style:style style:name="T12" style:family="text">
      <style:text-properties style:text-position="0% 100%" style:font-name="Calabri2" fo:font-size="28pt" fo:font-style="normal" fo:font-weight="normal" style:font-size-asian="13pt" style:font-size-complex="13pt"/>
    </style:style>
    <style:style style:name="T13" style:family="text">
      <style:text-properties style:font-name="Gentium" fo:font-size="22pt" fo:font-weight="bold" style:font-size-asian="50pt" style:font-weight-asian="bold" style:font-size-complex="50pt" style:font-weight-complex="bold"/>
    </style:style>
    <style:style style:name="T14" style:family="text">
      <style:text-properties style:font-name="Gentium" fo:font-size="22pt" style:font-size-asian="50pt" style:font-size-complex="50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6.9cm" svg:height="18.7cm" svg:x="3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76cm" svg:height="6.5cm" svg:x="4.2cm" svg:y="4.2cm">
          <draw:text-box>
            <text:p text:style-name="P2"><text:span text:style-name="T1">Case studies of ACCESS-Fire </text:span><text:span text:style-name="T1">model weather interactions for </text:span><text:span text:style-name="T1">Waroona (2016) and Sir Ivan </text:span><text:span text:style-name="T1">(2017) bushfires.</text:span></text:p>
          </draw:text-box>
        </draw:frame>
        <draw:frame draw:style-name="gr3" draw:text-style-name="P5" draw:layer="layout" svg:width="54.8cm" svg:height="3.4cm" svg:x="5.6cm" svg:y="11.2cm">
          <draw:text-box>
            <text:p text:style-name="P4"><text:span text:style-name="T2">Jesse Greenslade</text:span><text:span text:style-name="T3">1</text:span><text:span text:style-name="T2">, Mika Peace</text:span><text:span text:style-name="T3">2,3</text:span><text:span text:style-name="T2">, Harvey Ye</text:span><text:span text:style-name="T3">2</text:span><text:span text:style-name="T2">, </text:span><text:span text:style-name="T2">Jeff Kepert</text:span><text:span text:style-name="T3">2,3</text:span><text:span text:style-name="T2">, Kevin Tory</text:span><text:span text:style-name="T3">2</text:span><text:span text:style-name="T4"> </text:span></text:p>
          </draw:text-box>
        </draw:frame>
        <draw:frame draw:style-name="gr4" draw:text-style-name="P6" draw:layer="layout" svg:width="33.7cm" svg:height="3.839cm" svg:x="5.6cm" svg:y="14.561cm">
          <draw:text-box>
            <text:p text:style-name="P4"><text:span text:style-name="T5">1 Centre for Atmospheric Chemistry, School of Chemistry, University of Wollongong</text:span></text:p>
            <text:p text:style-name="P4"><text:span text:style-name="T5">2 Bureau of Meteorology, Australia</text:span></text:p>
            <text:p text:style-name="P4"><text:span text:style-name="T5">3 Bushfire and Natural Hazards Cooperative Research Centre, Melbourne, Australia</text:span></text:p>
          </draw:text-box>
        </draw:frame>
        <draw:custom-shape draw:style-name="gr5" draw:text-style-name="P1" draw:layer="layout" svg:width="39.7cm" svg:height="53.5cm" svg:x="3.6cm" svg:y="6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39.6cm" svg:height="35.4cm" svg:x="3.7cm" svg:y="2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6.3cm" svg:height="23.5cm" svg:x="44.2cm" svg:y="2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36.3cm" svg:height="54.9cm" svg:x="44.2cm" svg:y="5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32.277cm" svg:height="3.364cm" svg:x="45.523cm" svg:y="26.436cm">
          <draw:text-box>
            <text:p text:style-name="P4"><text:span text:style-name="T6">The two fires</text:span></text:p>
          </draw:text-box>
        </draw:frame>
        <draw:frame draw:style-name="gr10" draw:text-style-name="P7" draw:layer="layout" svg:width="32.277cm" svg:height="2.4cm" svg:x="45.1cm" svg:y="51.2cm">
          <draw:text-box>
            <text:p text:style-name="P4"><text:span text:style-name="T6">Fire </text:span><text:span text:style-name="T6">progression </text:span><text:span text:style-name="T6">and power</text:span></text:p>
          </draw:text-box>
        </draw:frame>
        <draw:custom-shape draw:style-name="gr11" draw:text-style-name="P1" draw:layer="layout" svg:width="36.334cm" svg:height="9.8cm" svg:x="44.2cm" svg:y="10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34.548cm" svg:height="2.1cm" svg:x="44.6cm" svg:y="106.5cm">
          <draw:text-box>
            <text:p text:style-name="P4"><text:span text:style-name="T6">References:</text:span></text:p>
          </draw:text-box>
        </draw:frame>
        <draw:frame draw:style-name="gr13" draw:text-style-name="P8" draw:layer="layout" svg:width="37.3cm" svg:height="15.5cm" svg:x="4.5cm" svg:y="35.2cm">
          <draw:text-box>
            <text:p><text:span text:style-name="T7">Fires are a damaging and </text:span><text:span text:style-name="T7">wide ranging seasonal </text:span><text:span text:style-name="T7">occurrence for much of </text:span><text:span text:style-name="T7">Australia, mitigated in part </text:span><text:span text:style-name="T7">by national and state based </text:span><text:span text:style-name="T7">fire fighting agencies and </text:span><text:span text:style-name="T7">volunteers. A major factor in </text:span><text:span text:style-name="T7">the effectiveness of their </text:span><text:span text:style-name="T7">efforts is the fire danger </text:span><text:span text:style-name="T7">index that attempts to </text:span><text:span text:style-name="T7">predict where the worst fires </text:span><text:span text:style-name="T7">may occur. One issue with </text:span><text:span text:style-name="T7">the current system is that it </text:span><text:span text:style-name="T7">does not take into account </text:span><text:span text:style-name="T7">atmospheric processes that </text:span><text:span text:style-name="T7">are affected by local </text:span><text:span text:style-name="T7">topography (such as down-</text:span><text:span text:style-name="T7">slope wind flows) or wind and </text:span><text:span text:style-name="T7">weather feedback (such as </text:span><text:span text:style-name="T7">cumulonimbus driven wind </text:span><text:span text:style-name="T7">gusts) [Coen J. 2018].</text:span></text:p>
            <text:p><text:span text:style-name="T7">This project examines two </text:span><text:span text:style-name="T7">case studies with the intent </text:span><text:span text:style-name="T7">of examining these processes </text:span><text:span text:style-name="T7">as modelled by the Unified </text:span><text:span text:style-name="T7">Model (UM) set up using </text:span><text:span text:style-name="T7">Australian Community </text:span><text:span text:style-name="T7">Climate and Earth-System </text:span><text:span text:style-name="T7">Simulator (ACCESS) settings </text:span><text:span text:style-name="T7">coupled to a fire model </text:span><text:span text:style-name="T7">[Toivanen et al. 2019]. UM is </text:span><text:span text:style-name="T7">the numerical atmospheric </text:span><text:span text:style-name="T7">model run by the Bureau of </text:span><text:span text:style-name="T7">Meteorology to provide </text:span><text:span text:style-name="T7">weather forecasting services </text:span><text:span text:style-name="T7">within Australia. The fire </text:span><text:span text:style-name="T7">model estimates fire spread </text:span><text:span text:style-name="T7">and intensity between UM </text:span><text:span text:style-name="T7">time steps, with feedback </text:span><text:span text:style-name="T7">into the UM for several fields.</text:span></text:p>
            <text:p><text:span text:style-name="T7">The first case study is the </text:span><text:span text:style-name="T7">January 2016 fire near </text:span><text:span text:style-name="T7">Waroona, south of Perth, </text:span><text:span text:style-name="T7">which included unexpectedly </text:span><text:span text:style-name="T7">bad conditions that were </text:span><text:span text:style-name="T7">exacerbated by the local </text:span><text:span text:style-name="T7">escarpment and by wind </text:span><text:span text:style-name="T7">gusts at the edge of a </text:span><text:span text:style-name="T7">pyrocumulonimbus cloud </text:span><text:span text:style-name="T7">(pcb). The second is the </text:span><text:span text:style-name="T7">February 2017 fire near </text:span><text:span text:style-name="T7">Uarbry, which was large but </text:span><text:span text:style-name="T7">appropriately predicted by </text:span><text:span text:style-name="T7">the fire danger index.</text:span></text:p>
          </draw:text-box>
        </draw:frame>
        <draw:frame draw:style-name="gr14" draw:text-style-name="P7" draw:layer="layout" svg:width="34.7cm" svg:height="2.063cm" svg:x="5.085cm" svg:y="33.494cm">
          <draw:text-box>
            <text:p text:style-name="P4"><text:span text:style-name="T6">Introduction</text:span></text:p>
          </draw:text-box>
        </draw:frame>
        <draw:frame draw:style-name="gr15" draw:text-style-name="P9" draw:layer="layout" svg:width="34.6cm" svg:height="6.7cm" svg:x="45.2cm" svg:y="108.9cm">
          <draw:text-box>
            <text:p text:style-name="P4"><text:span text:style-name="T8">Peace et al. (2017). Meteorological drivers of extreme fire behaviour during the Waroona bushfire. </text:span><text:span text:style-name="T8">DOI:10.22499/3.6702.002</text:span></text:p>
            <text:p text:style-name="P4"><text:span text:style-name="T8">Coen, J. (2018). Fire. </text:span><text:span text:style-name="T9">Some Requirements for Simulating Wildland Fire Behavior Using Insight from Coupled Weather — </text:span><text:span text:style-name="T9">Wildland Fire Models</text:span><text:span text:style-name="T10">. DOI:</text:span><text:span text:style-name="T8">10.3390/fire1010006</text:span></text:p>
            <text:p text:style-name="P4"><text:span text:style-name="T8">Toivanen, J. et al. (2019). </text:span><text:span text:style-name="T9">Coupled Atmosphere-Fire Simulations of the Black Saturday Kilmore East Wildfires With the </text:span><text:span text:style-name="T9">Unified Model.</text:span><text:span text:style-name="T8"> Journal of Advances in Modeling Earth Systems. DOI:10.1029/2017MS001245</text:span></text:p>
          </draw:text-box>
        </draw:frame>
        <draw:frame draw:style-name="gr16" draw:text-style-name="P7" draw:layer="layout" svg:width="16.496cm" svg:height="2.164cm" svg:x="4.3cm" svg:y="62.736cm">
          <draw:text-box>
            <text:p text:style-name="P4"><text:span text:style-name="T6">Model runs</text:span></text:p>
          </draw:text-box>
        </draw:frame>
        <draw:custom-shape draw:style-name="gr17" draw:text-style-name="P10" draw:layer="layout" svg:width="38cm" svg:height="7.4cm" svg:x="4.5cm" svg:y="26.2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9.917cm" svg:height="2.064cm" svg:x="5.1cm" svg:y="26.3cm">
          <draw:text-box>
            <text:p text:style-name="P4"><text:span text:style-name="T11">Summary</text:span></text:p>
          </draw:text-box>
        </draw:frame>
        <draw:frame draw:style-name="gr19" draw:text-style-name="P12" draw:layer="layout" svg:width="38.1cm" svg:height="4.9cm" svg:x="4.6cm" svg:y="28.3cm">
          <draw:text-box>
            <text:p><text:span text:style-name="T12">After coupling UM to a Fire model, we see important feedbacks and </text:span><text:span text:style-name="T12">even Pyrocumulonimbus cloud formations within the UM output. </text:span><text:span text:style-name="T12">Fire spread and weather feedbacks are reasonable but sensitive to </text:span><text:span text:style-name="T12">physical model parameters.</text:span></text:p>
          </draw:text-box>
        </draw:frame>
        <draw:frame draw:style-name="gr20" draw:text-style-name="P13" draw:layer="layout" svg:width="18.9cm" svg:height="4.9cm" svg:x="39.2cm" svg:y="14.7cm">
          <draw:text-box>
            <text:p text:style-name="P4"><text:span text:style-name="T13">Acknowledgements</text:span><text:span text:style-name="T14"><text:line-break/></text:span><text:span text:style-name="T14">The Australian Research Council, Australian Postgraduate Awards, Australian National </text:span><text:span text:style-name="T14">Computational.</text:span></text:p>
            <text:p text:style-name="P4"><text:span text:style-name="T14">APR-INTERN funding.</text:span></text:p>
          </draw:text-box>
        </draw:frame>
        <draw:frame draw:style-name="gr21" draw:text-style-name="P14" draw:layer="layout" svg:width="11.621cm" svg:height="4.414cm" svg:x="68.547cm" svg:y="16.6cm">
          <draw:image xlink:href="../accomc_images/bnhcrc-rel1-rgb_low_res.jpg" xlink:type="simple" xlink:show="embed" xlink:actuate="onLoad">
            <text:p/>
          </draw:image>
        </draw:frame>
        <draw:frame draw:style-name="gr21" draw:text-style-name="P14" draw:layer="layout" svg:width="10.097cm" svg:height="6.886cm" svg:x="69.5cm" svg:y="9.03cm">
          <draw:image xlink:href="../accomc_images/BOM_logo_white_trans_300.png" xlink:type="simple" xlink:show="embed" xlink:actuate="onLoad">
            <text:p/>
          </draw:image>
        </draw:frame>
        <draw:frame draw:style-name="gr21" draw:text-style-name="P14" draw:layer="layout" svg:width="7.542cm" svg:height="7.831cm" svg:x="60.6cm" svg:y="11.4cm">
          <draw:image xlink:href="../accomc_images/FaceSide.JPG" xlink:type="simple" xlink:show="embed" xlink:actuate="onLoad">
            <text:p/>
          </draw:image>
        </draw:frame>
        <draw:frame draw:style-name="gr21" draw:text-style-name="P14" draw:layer="layout" svg:width="34.169cm" svg:height="19.219cm" svg:x="45.367cm" svg:y="28.7cm">
          <draw:image xlink:href="../accomc_images/WEPday.png" xlink:type="simple" xlink:show="embed" xlink:actuate="onLoad">
            <text:p/>
          </draw:image>
        </draw:frame>
        <draw:frame draw:style-name="gr21" draw:text-style-name="P14" draw:layer="layout" svg:width="22.178cm" svg:height="10.19cm" svg:x="4.122cm" svg:y="50.51cm">
          <draw:image xlink:href="../accomc_images/ACCESS_Fire_Schematic.PNG" xlink:type="simple" xlink:show="embed" xlink:actuate="onLoad">
            <text:p/>
          </draw:image>
        </draw:frame>
        <draw:frame draw:style-name="gr21" draw:text-style-name="P14" draw:layer="layout" svg:width="16.159cm" svg:height="10.899cm" svg:x="26.3cm" svg:y="49.4cm">
          <draw:image xlink:href="../accomc_images/Waroona_Uarbry.png" xlink:type="simple" xlink:show="embed" xlink:actuate="onLoad">
            <text:p/>
          </draw:image>
        </draw:frame>
        <draw:frame draw:style-name="standard" draw:layer="layout" svg:width="28.551cm" svg:height="7.923cm" svg:x="4.362cm" svg:y="64.8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15"><text:span text:style-name="T15">Waroona - orig</text:span></text:p>
              </table:table-cell>
              <table:table-cell>
                <text:p text:style-name="P15"><text:span text:style-name="T15">Waroona - new</text:span></text:p>
              </table:table-cell>
              <table:table-cell>
                <text:p text:style-name="P15"><text:span text:style-name="T15">Sir Ivan - orig</text:span></text:p>
              </table:table-cell>
            </table:table-row>
            <table:table-row table:style-name="ro2" table:default-cell-style-name="ce2">
              <table:table-cell>
                <text:p><text:span text:style-name="T16">Temporal resolution (internal)</text:span></text:p>
              </table:table-cell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><text:span text:style-name="T16">Run start </text:span></text:p>
              </table:table-cell>
              <table:table-cell>
                <text:p>2016 Jan, 5, 11PM → 21H</text:p>
              </table:table-cell>
              <table:table-cell>
                <text:p>2016 Jan, 5, 11PM → 24H</text:p>
              </table:table-cell>
              <table:table-cell>
                <text:p>2017 Feb, 12, 5AM → 24H</text:p>
              </table:table-cell>
            </table:table-row>
            <table:table-row table:style-name="ro4" table:default-cell-style-name="ce2">
              <table:table-cell>
                <text:p><text:span text:style-name="T16">Fire times</text:span></text:p>
              </table:table-cell>
              <table:table-cell/>
              <table:table-cell/>
              <table:table-cell/>
            </table:table-row>
            <table:table-row table:style-name="ro4" table:default-cell-style-name="ce2">
              <table:table-cell>
                <text:p><text:span text:style-name="T16">Notables</text:span></text:p>
              </table:table-cell>
              <table:table-cell table:style-name="ce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2" draw:layer="layout" svg:width="21.381cm" svg:height="10.9cm" svg:x="44.665cm" svg:y="74.7cm">
          <draw:image xlink:href="../accomc_images/fireplan_sirivan_run1.png" xlink:type="simple" xlink:show="embed" xlink:actuate="onLoad">
            <text:p/>
          </draw:image>
        </draw:frame>
        <draw:frame draw:style-name="gr22" draw:layer="layout" svg:width="17.187cm" svg:height="15.116cm" svg:x="45.113cm" svg:y="53.284cm">
          <draw:image xlink:href="../accomc_images/fireplan_waroona.png" xlink:type="simple" xlink:show="embed" xlink:actuate="onLoad">
            <text:p/>
          </draw:image>
        </draw:frame>
        <draw:frame draw:style-name="gr22" draw:layer="layout" svg:width="20.664cm" svg:height="21.15cm" svg:x="21.236cm" svg:y="94cm">
          <draw:image xlink:href="../accomc_images/weather1_sirivan.png" xlink:type="simple" xlink:show="embed" xlink:actuate="onLoad">
            <text:p/>
          </draw:image>
        </draw:frame>
        <draw:frame draw:style-name="gr23" draw:text-style-name="P8" draw:layer="layout" svg:width="17cm" svg:height="15.8cm" svg:x="26.1cm" svg:y="74.5cm">
          <draw:text-box>
            <text:p><text:span text:style-name="T7">Both the Sir Ivan and Waroona fire simulations show strong feedback throughout the troposphere </text:span><text:span text:style-name="T7">immediately after the fire ignition, and along the front of the fire expansion.</text:span></text:p>
            <text:p><text:span text:style-name="T7">The original Waroona fire simulation shows clear pcb near the fire front, over a few hours. This is not </text:span><text:span text:style-name="T7">seen in the more recent model run.</text:span></text:p>
            <text:p><text:span text:style-name="T7"/></text:p>
            <text:p><text:span text:style-name="T7">The Sir Ivan appears to include brief pyrogenic cloud formation (potentially pcb) due to powerful upward </text:span><text:span text:style-name="T7">motion driven by the heat output especially where the fire expands rapidly.</text:span></text:p>
          </draw:text-box>
        </draw:frame>
        <draw:frame draw:style-name="gr22" draw:layer="layout" svg:width="10.639cm" svg:height="15.2cm" svg:x="3.7cm" svg:y="74.3cm">
          <draw:image xlink:href="../accomc_images/pyrocb_waroona_old_201601060231.png" xlink:type="simple" xlink:show="embed" xlink:actuate="onLoad">
            <text:p/>
          </draw:image>
        </draw:frame>
        <draw:frame draw:style-name="gr22" draw:layer="layout" svg:width="15.1cm" svg:height="25.353cm" svg:x="3.8cm" svg:y="90.293cm">
          <draw:image xlink:href="../accomc_images/wagerup_vs_run1.png" xlink:type="simple" xlink:show="embed" xlink:actuate="onLoad">
            <text:p/>
          </draw:image>
        </draw:frame>
        <draw:frame draw:style-name="gr22" draw:layer="layout" svg:width="10.583cm" svg:height="14.7cm" svg:x="14.816cm" svg:y="74.7cm">
          <draw:image xlink:href="../accomc_images/winds_waroona_run1_2016010607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bri1" svg:font-family="Calabri"/>
    <style:font-face style:name="Calabri2" svg:font-family="Calabri" style:font-adornments="Regular"/>
    <style:font-face style:name="Gentium1" svg:font-family="Gentium"/>
    <style:font-face style:name="Liberation Sans3" svg:font-family="'Liberation Sans', Arial" style:font-family-generic="swiss"/>
    <style:font-face style:name="Liberation Serif3" svg:font-family="'Liberation Serif', 'Times New Roman'" style:font-family-generic="swiss"/>
    <style:font-face style:name="Calabri" svg:font-family="Calabri" style:font-pitch="variable"/>
    <style:font-face style:name="Gentium" svg:font-family="Gentium" style:font-pitch="variable"/>
    <style:font-face style:name="Liberation Sans4" svg:font-family="'Liberation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3" fo:font-family="'Liberation Serif', 'Times New Roman'" style:font-family-generic="swiss" fo:font-size="12pt" fo:language="en" fo:country="A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fo:color="#00000a" style:font-name="Liberation Sans3" fo:font-family="'Liberation Sans', Arial" style:font-family-generic="swiss" fo:font-size="18pt" fo:language="en" fo:country="AU" fo:font-weight="bold" style:font-name-asian="FreeSans1" style:font-family-asian="FreeSans" style:font-family-generic-asian="swiss" style:font-pitch-asian="variable" style:font-size-asian="18pt" style:language-asian="hi" style:country-asian="IN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fo:color="#00000a" style:font-name="Liberation Sans3" fo:font-family="'Liberation Sans', Arial" style:font-family-generic="swiss" fo:font-size="16pt" fo:language="en" fo:country="AU" fo:font-weight="bold" style:font-name-asian="FreeSans1" style:font-family-asian="FreeSans" style:font-family-generic-asian="swiss" style:font-pitch-asian="variable" style:font-size-asian="16pt" style:language-asian="hi" style:country-asian="IN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fo:color="#808080" style:font-name="Liberation Sans3" fo:font-family="'Liberation Sans', Arial" style:font-family-generic="swiss" fo:font-size="14pt" fo:language="en" fo:country="AU" fo:font-weight="bold" style:font-name-asian="FreeSans1" style:font-family-asian="FreeSans" style:font-family-generic-asian="swiss" style:font-pitch-asian="variable" style:font-size-asian="14pt" style:language-asian="hi" style:country-asian="IN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fo:color="#00000a" style:font-name="Liberation Serif3" fo:font-family="'Liberation Serif', 'Times New Roman'" style:font-family-generic="swiss" fo:font-size="12pt" fo:language="en" fo:country="AU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 style:writing-mode="lr-tb"/>
      <style:text-properties fo:color="#00000a" style:font-name="Liberation Serif3" fo:font-family="'Liberation Serif', 'Times New Roman'" style:font-family-generic="swiss" fo:font-size="12pt" fo:language="en" fo:country="AU" style:font-name-asian="FreeSans1" style:font-family-asian="FreeSans" style:font-family-generic-asian="swiss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3" fo:font-family="'Liberation Serif', 'Times New Roman'" style:font-family-generic="swiss" fo:font-size="12pt" fo:language="en" fo:country="AU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3" fo:font-family="'Liberation Serif', 'Times New Roman'" style:font-family-generic="swiss" fo:font-size="12pt" fo:language="en" fo:country="AU" style:font-name-asian="FreeSans1" style:font-family-asian="FreeSans" style:font-family-generic-asian="swis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3" fo:font-family="'Liberation Serif', 'Times New Roman'" style:font-family-generic="swiss" fo:font-size="12pt" fo:language="en" fo:country="AU" style:font-name-asian="FreeSans1" style:font-family-asian="FreeSans" style:font-family-generic-asian="swiss" style:font-pitch-asian="variable" style:font-size-asian="12pt" style:language-asian="hi" style:country-asian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solid" draw:fill-color="#cc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sse Greenslade</meta:initial-creator>
    <meta:creation-date>2016-12-20T14:56:42.593817339</meta:creation-date>
    <dc:date>2019-11-06T13:33:05.313152397</dc:date>
    <meta:editing-duration>PT15H11M30S</meta:editing-duration>
    <meta:editing-cycles>104</meta:editing-cycles>
    <meta:generator>LibreOffice/5.1.6.2$Linux_X86_64 LibreOffice_project/10m0$Build-2</meta:generator>
    <meta:document-statistic meta:object-count="34"/>
  </office:meta>
</office:document-meta>
</file>